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85e" officeooo:paragraph-rsid="000f285e"/>
    </style:style>
    <style:style style:name="P2" style:family="paragraph" style:parent-style-name="Standard">
      <style:paragraph-properties fo:text-align="start" style:justify-single-word="false"/>
      <style:text-properties officeooo:rsid="000f285e" officeooo:paragraph-rsid="000f285e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285e" officeooo:paragraph-rsid="000f285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285e" officeooo:paragraph-rsid="00128b4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285e" officeooo:paragraph-rsid="00129f7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285e" officeooo:paragraph-rsid="001322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285e" officeooo:paragraph-rsid="001342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285e" officeooo:paragraph-rsid="00150bc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285e" officeooo:paragraph-rsid="001510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285e" officeooo:paragraph-rsid="001586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285e" officeooo:paragraph-rsid="0016cc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3227a" officeooo:paragraph-rsid="001322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28b4f" officeooo:paragraph-rsid="00128b4f" style:font-weight-asian="bold" style:font-weight-complex="bold"/>
    </style:style>
    <style:style style:name="T1" style:family="text">
      <style:text-properties fo:font-weight="bold" officeooo:rsid="0010d43f" style:font-weight-asian="bold" style:font-weight-complex="bold"/>
    </style:style>
    <style:style style:name="T2" style:family="text">
      <style:text-properties fo:color="#2d58d2"/>
    </style:style>
    <style:style style:name="T3" style:family="text">
      <style:text-properties fo:color="#2d58d2" officeooo:rsid="00128b4f"/>
    </style:style>
    <style:style style:name="T4" style:family="text">
      <style:text-properties fo:color="#000000"/>
    </style:style>
    <style:style style:name="T5" style:family="text">
      <style:text-properties fo:color="#000000" officeooo:rsid="00128b4f"/>
    </style:style>
    <style:style style:name="T6" style:family="text">
      <style:text-properties fo:color="#000000" fo:font-weight="normal" officeooo:rsid="00128b4f" style:font-weight-asian="normal" style:font-weight-complex="normal"/>
    </style:style>
    <style:style style:name="T7" style:family="text">
      <style:text-properties fo:color="#000000" fo:font-weight="normal" officeooo:rsid="00129f72" style:font-weight-asian="normal" style:font-weight-complex="normal"/>
    </style:style>
    <style:style style:name="T8" style:family="text">
      <style:text-properties fo:color="#000000" fo:font-weight="normal" officeooo:rsid="0013227a" style:font-weight-asian="normal" style:font-weight-complex="normal"/>
    </style:style>
    <style:style style:name="T9" style:family="text">
      <style:text-properties fo:color="#000000" fo:font-weight="normal" officeooo:rsid="00134281" style:font-weight-asian="normal" style:font-weight-complex="normal"/>
    </style:style>
    <style:style style:name="T10" style:family="text">
      <style:text-properties fo:color="#000000" fo:font-weight="normal" officeooo:rsid="00150bce" style:font-weight-asian="normal" style:font-weight-complex="normal"/>
    </style:style>
    <style:style style:name="T11" style:family="text">
      <style:text-properties fo:color="#000000" fo:font-weight="normal" officeooo:rsid="00151012" style:font-weight-asian="normal" style:font-weight-complex="normal"/>
    </style:style>
    <style:style style:name="T12" style:family="text">
      <style:text-properties fo:color="#000000" fo:font-weight="normal" officeooo:rsid="0015868a" style:font-weight-asian="normal" style:font-weight-complex="normal"/>
    </style:style>
    <style:style style:name="T13" style:family="text">
      <style:text-properties fo:color="#000000" fo:font-weight="normal" officeooo:rsid="0016cc74" style:font-weight-asian="normal" style:font-weight-complex="normal"/>
    </style:style>
    <style:style style:name="T14" style:family="text">
      <style:text-properties fo:color="#000000" fo:font-weight="normal" officeooo:rsid="0017930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笔记</text:p>
      <text:p text:style-name="P2"><text:tab/><text:span text:style-name="T1">struct 和 typedef struct</text:span></text:p>
      <text:p text:style-name="P3"><text:span text:style-name="T2">在C中定义一个结构体类型要用typedef:</text:span><text:line-break/><text:span text:style-name="T2">　　　　</text:span><text:span text:style-name="Strong_20_Emphasis"><text:span text:style-name="T4">typedef struct Student</text:span></text:span><text:line-break/><text:span text:style-name="Strong_20_Emphasis"><text:span text:style-name="T4">　　　　{</text:span></text:span><text:line-break/><text:span text:style-name="Strong_20_Emphasis"><text:span text:style-name="T4">　　　　int a;</text:span></text:span><text:line-break/><text:span text:style-name="Strong_20_Emphasis"><text:span text:style-name="T4">　　　　}Stu;</text:span></text:span><text:line-break/><text:span text:style-name="T2">　　　　于是在声明变量的时候就可：Stu stu1;(如果没有typedef就必须用struct Student stu1;来声明)</text:span><text:line-break/><text:span text:style-name="T2">　　　　这里的Stu实际上就是struct Student的别名。</text:span><text:span text:style-name="Strong_20_Emphasis"><text:span text:style-name="T4">Stu==struct Student</text:span></text:span><text:line-break/><text:span text:style-name="T4">　　　　</text:span><text:span text:style-name="T2">另外这里也可以不写Student（于是也不能struct Student stu1;了，必须是Stu stu1;）</text:span></text:p>
      <text:p text:style-name="P3"><text:span text:style-name="Strong_20_Emphasis"><text:span text:style-name="T4"><text:tab/> <text:s text:c="2"/>typedef struct</text:span></text:span><text:line-break/><text:span text:style-name="Strong_20_Emphasis"><text:span text:style-name="T4">　　　　{</text:span></text:span><text:line-break/><text:span text:style-name="Strong_20_Emphasis"><text:span text:style-name="T4">　　　　int a;</text:span></text:span><text:line-break/><text:span text:style-name="Strong_20_Emphasis"><text:span text:style-name="T4">　　　　}Stu;</text:span></text:span></text:p>
      <text:p text:style-name="P3"/>
      <text:p text:style-name="P4"><text:span text:style-name="T2">但在c++里很简单，直接</text:span><text:line-break/><text:span text:style-name="T2">　　　　</text:span><text:span text:style-name="Strong_20_Emphasis"><text:span text:style-name="T4">struct Student</text:span></text:span><text:line-break/><text:span text:style-name="Strong_20_Emphasis"><text:span text:style-name="T4">　　　　{</text:span></text:span><text:line-break/><text:span text:style-name="Strong_20_Emphasis"><text:span text:style-name="T4">　　　　int a;</text:span></text:span></text:p>
      <text:p text:style-name="P4"><text:line-break/><text:span text:style-name="Strong_20_Emphasis"><text:span text:style-name="T4">　　　　};</text:span></text:span><text:span text:style-name="T4">　</text:span><text:span text:style-name="T2">　　　</text:span><text:line-break/><text:span text:style-name="T2">　　　　于是就定义了结构体类型Student，声明变量时直接Student stu2；</text:span></text:p>
      <text:p text:style-name="P3"/>
      <text:p text:style-name="P13">vim配置及插件</text:p>
      <text:p text:style-name="P4"><text:a xlink:type="simple" xlink:href="http://blog.csdn.net/namecyf/article/details/7787479"><text:span text:style-name="Strong_20_Emphasis"><text:span text:style-name="T5">http://blog.csdn.net/namecyf/article/details/7787479</text:span></text:span></text:a></text:p>
      <text:p text:style-name="P4"/>
      <text:p text:style-name="P4"/>
      <text:p text:style-name="P5"><text:span text:style-name="Strong_20_Emphasis"><text:span text:style-name="T7"><text:s text:c="4"/>还可以用空白字符分隔的 "字串" (大写的 WORD) 移动。这不是我们通常意义的 "单</text:span></text:span></text:p>
      <text:p text:style-name="P5"><text:span text:style-name="Strong_20_Emphasis"><text:span text:style-name="T7">词"。这就是为什么使用大写形式的 WORD 的原因。按字串移动的命令也全都是大写的，</text:span></text:span></text:p>
      <text:p text:style-name="P5"><text:span text:style-name="Strong_20_Emphasis"><text:span text:style-name="T7">如下图所示：</text:span></text:span></text:p>
      <text:p text:style-name="P5"><text:span text:style-name="Strong_20_Emphasis"><text:span text:style-name="T7"></text:span></text:span></text:p>
      <text:p text:style-name="P5"><text:span text:style-name="Strong_20_Emphasis"><text:span text:style-name="T7"><text:tab/> <text:s text:c="6"/>ge <text:s text:c="5"/>b<text:tab/> <text:s/>w<text:tab/><text:tab/><text:tab/><text:tab/>e</text:span></text:span></text:p>
      <text:p text:style-name="P5"><text:span text:style-name="Strong_20_Emphasis"><text:span text:style-name="T7"><text:tab/> <text:s text:c="6"/>&lt;- <text:s text:c="4"/>&lt;-<text:tab/> ---&gt;<text:tab/><text:tab/><text:tab/> <text:s text:c="6"/>---&gt;</text:span></text:span></text:p>
      <text:p text:style-name="P5"><text:span text:style-name="Strong_20_Emphasis"><text:span text:style-name="T7"><text:tab/>This is-a line, with special/separated/words (and some more). ~</text:span></text:span></text:p>
      <text:p text:style-name="P5"><text:span text:style-name="Strong_20_Emphasis"><text:span text:style-name="T7"><text:tab/> <text:s text:c="2"/>&lt;----- &lt;-----<text:tab/> --------------------&gt;<text:tab/> <text:s text:c="6"/>-----&gt;</text:span></text:span></text:p>
      <text:p text:style-name="P5"><text:span text:style-name="Strong_20_Emphasis"><text:span text:style-name="T7"><text:tab/> <text:s text:c="4"/>gE <text:s text:c="5"/>B<text:tab/><text:tab/><text:tab/> W<text:tab/><text:tab/><text:tab/> E</text:span></text:span></text:p>
      <text:p text:style-name="P5"><text:span text:style-name="Strong_20_Emphasis"><text:span text:style-name="T7"><text:s text:c="15"/>ge <text:s text:c="5"/>b <text:s text:c="9"/>w <text:s text:c="28"/>e</text:span></text:span></text:p>
      <text:p text:style-name="P5"/>
      <text:p text:style-name="P5"/>
      <text:p text:style-name="P5"><text:span text:style-name="Strong_20_Emphasis"><text:span text:style-name="T7">o/O是下方/上方创建一个新行，并把vim切换到插入模式</text:span></text:span></text:p>
      <text:p text:style-name="P5"/>
      <text:p text:style-name="P5"><text:span text:style-name="Strong_20_Emphasis"><text:span text:style-name="T7">"$" 命令把光标移动到当前行行尾。如果你的键盘上有 &lt;End&gt; 键，也可以完成相同的功</text:span></text:span></text:p>
      <text:p text:style-name="P5"><text:span text:style-name="Strong_20_Emphasis"><text:span text:style-name="T7">能。</text:span></text:span></text:p>
      <text:p text:style-name="P5"><text:span text:style-name="Strong_20_Emphasis"><text:span text:style-name="T7"></text:span></text:span></text:p>
      <text:p text:style-name="P5"><text:span text:style-name="Strong_20_Emphasis"><text:span text:style-name="T7">"^" 命令把光标移动到一行的第一个非空字符，而 "0" 命令则移到一行的第一个字符，</text:span></text:span></text:p>
      <text:p text:style-name="P5"><text:span text:style-name="Strong_20_Emphasis"><text:span text:style-name="T7">&lt;Home&gt; 键也可以完成相同的功能。图示如下：</text:span></text:span></text:p>
      <text:p text:style-name="P5"><text:span text:style-name="Strong_20_Emphasis"><text:span text:style-name="T7"></text:span></text:span></text:p>
      <text:p text:style-name="P5"><text:span text:style-name="Strong_20_Emphasis"><text:span text:style-name="T7"><text:tab/><text:tab/> <text:s/>^</text:span></text:span></text:p>
      <text:p text:style-name="P5"><text:span text:style-name="Strong_20_Emphasis"><text:span text:style-name="T7"><text:tab/> <text:s text:c="4"/>&lt;------------</text:span></text:span></text:p>
      <text:p text:style-name="P5"><text:span text:style-name="Strong_20_Emphasis"><text:span text:style-name="T7"><text:tab/>.....This is a line with example text ~</text:span></text:span></text:p>
      <text:p text:style-name="P5"><text:span text:style-name="Strong_20_Emphasis"><text:span text:style-name="T7"><text:tab/>&lt;----------------- <text:s text:c="2"/>---------------&gt;</text:span></text:span></text:p>
      <text:p text:style-name="P5"><text:span text:style-name="Strong_20_Emphasis"><text:span text:style-name="T7"><text:tab/><text:tab/>0<text:tab/><text:tab/> <text:s text:c="2"/>$</text:span></text:span></text:p>
      <text:p text:style-name="P5"><text:soft-page-break/><text:span text:style-name="Strong_20_Emphasis"><text:span text:style-name="T7"></text:span></text:span></text:p>
      <text:p text:style-name="P5"><text:span text:style-name="Strong_20_Emphasis"><text:span text:style-name="T7">(这里 "....." 表示空白字符)</text:span></text:span></text:p>
      <text:p text:style-name="P5"/>
      <text:p text:style-name="P5"><text:span text:style-name="Strong_20_Emphasis"><text:span text:style-name="T7">"G" 命令把光标移动到文件末。移动到文件首的命令是 "gg"。</text:span></text:span></text:p>
      <text:p text:style-name="P5"><text:span text:style-name="Strong_20_Emphasis"><text:span text:style-name="T7">另一个定位行的方法是使用带计数前缀的 "%" 命令。例如，"50％" 移动到文件的中间，</text:span></text:span></text:p>
      <text:p text:style-name="P5"><text:span text:style-name="Strong_20_Emphasis"><text:span text:style-name="T7">而 "90%" 移到差不多结尾的位置。</text:span></text:span></text:p>
      <text:p text:style-name="P5"/>
      <text:p text:style-name="P6"><text:span text:style-name="Strong_20_Emphasis"><text:span text:style-name="T8">"H" 表示 "Home" (头)，"M" 表示 "Middle" (中) 而 "L" 表示 "Last" (尾)。</text:span></text:span></text:p>
      <text:p text:style-name="P6"/>
      <text:p text:style-name="P6"><text:span text:style-name="Strong_20_Emphasis"><text:span text:style-name="T8">置位 'number' 选项。这会在每行的前面加上一个行号：</text:span></text:span></text:p>
      <text:p text:style-name="P6"><text:span text:style-name="Strong_20_Emphasis"><text:span text:style-name="T8">&gt;</text:span></text:span></text:p>
      <text:p text:style-name="P6"><text:span text:style-name="Strong_20_Emphasis"><text:span text:style-name="T8"><text:tab/>:set number</text:span></text:span></text:p>
      <text:p text:style-name="P6"><text:span text:style-name="Strong_20_Emphasis"><text:span text:style-name="T8">&lt;</text:span></text:span></text:p>
      <text:p text:style-name="P6"><text:span text:style-name="Strong_20_Emphasis"><text:span text:style-name="T8"><text:s text:c="4"/>要重新关闭这个选项：</text:span></text:span></text:p>
      <text:p text:style-name="P6"><text:span text:style-name="Strong_20_Emphasis"><text:span text:style-name="T8">&gt;</text:span></text:span></text:p>
      <text:p text:style-name="P6"><text:span text:style-name="Strong_20_Emphasis"><text:span text:style-name="T8"><text:tab/>:set nonumber</text:span></text:span></text:p>
      <text:p text:style-name="P6"/>
      <text:p text:style-name="P6"/>
      <text:p text:style-name="P12">*03.7*<text:tab/>滚屏</text:p>
      <text:p text:style-name="P12"></text:p>
      <text:p text:style-name="P12">CTRL-U 命令向下滚动半屏。想象一下通过一个视窗看着你的文本，然后把这个视窗向上</text:p>
      <text:p text:style-name="P12">移动该窗口的一半高度。这样，窗口移动到当前文字的上面，而文字则移到窗口的下面。</text:p>
      <text:p text:style-name="P12">不用担心记不住那边是上。很多人都是这样。</text:p>
      <text:p text:style-name="P12"><text:s text:c="4"/>CTRL-D 命令把视窗向下移动半屏，所以把文字向上移动半屏。</text:p>
      <text:p text:style-name="P12">&gt;</text:p>
      <text:p text:style-name="P12"><text:tab/><text:tab/><text:tab/><text:tab/> <text:s text:c="6"/>+----------------+</text:p>
      <text:p text:style-name="P12"><text:tab/><text:tab/><text:tab/><text:tab/> <text:s text:c="6"/>| some text<text:tab/>|</text:p>
      <text:p text:style-name="P12"><text:tab/><text:tab/><text:tab/><text:tab/> <text:s text:c="6"/>| some text<text:tab/>|</text:p>
      <text:p text:style-name="P12"><text:tab/><text:tab/><text:tab/><text:tab/> <text:s text:c="6"/>| some text<text:tab/>|</text:p>
      <text:p text:style-name="P12"><text:tab/>+---------------+<text:tab/> <text:s text:c="6"/>| some text<text:tab/>|</text:p>
      <text:p text:style-name="P12"><text:tab/>| some text<text:tab/>| <text:s/>CTRL-U <text:s/>--&gt; |<text:tab/><text:tab/>|</text:p>
      <text:p text:style-name="P12"><text:tab/>|<text:tab/><text:tab/>|<text:tab/> <text:s text:c="6"/>| 123456<text:tab/><text:tab/>|</text:p>
      <text:p text:style-name="P12"><text:tab/>| 123456<text:tab/>|<text:tab/> <text:s text:c="6"/>+----------------+</text:p>
      <text:p text:style-name="P12"><text:tab/>| 7890<text:tab/><text:tab/>|</text:p>
      <text:p text:style-name="P12"><text:tab/>|<text:tab/><text:tab/>|<text:tab/> <text:s text:c="6"/>+----------------+</text:p>
      <text:p text:style-name="P12"><text:tab/>| example<text:tab/>| <text:s/>CTRL-D --&gt; <text:s/>| 7890<text:tab/><text:tab/>|</text:p>
      <text:p text:style-name="P12"><text:tab/>+---------------+<text:tab/> <text:s text:c="6"/>|<text:tab/><text:tab/>|</text:p>
      <text:p text:style-name="P12"><text:tab/><text:tab/><text:tab/><text:tab/> <text:s text:c="6"/>| example<text:tab/>|</text:p>
      <text:p text:style-name="P12"><text:tab/><text:tab/><text:tab/><text:tab/> <text:s text:c="6"/>| example<text:tab/>|</text:p>
      <text:p text:style-name="P12"><text:tab/><text:tab/><text:tab/><text:tab/> <text:s text:c="6"/>| example<text:tab/>|</text:p>
      <text:p text:style-name="P12"><text:tab/><text:tab/><text:tab/><text:tab/> <text:s text:c="6"/>| example<text:tab/>|</text:p>
      <text:p text:style-name="P12"><text:tab/><text:tab/><text:tab/><text:tab/> <text:s text:c="6"/>+----------------+</text:p>
      <text:p text:style-name="P12"></text:p>
      <text:p text:style-name="P12">每次滚一行的命令是 CTRL-E (上滚) 和 CTRL-Y (下滚)。可以把 CTRL-E 想象为是多给</text:p>
      <text:p text:style-name="P12">你一行 (one line Extra)。</text:p>
      <text:p text:style-name="P12"></text:p>
      <text:p text:style-name="P12">正向滚动一整屏的命令是 CTRL-F (减去两行)。反向的命令是 CTRL-B。幸运地，CTRL-F </text:p>
      <text:p text:style-name="P12">是向前 (forward) 滚动，CTRL-B 是向后 (backward) 滚动，这比较好记。</text:p>
      <text:p text:style-name="P12"></text:p>
      <text:p text:style-name="P12">移动中的一个常见问题是，当你用 "j" 向下移动的时候，你的光标会处于屏幕的底部，</text:p>
      <text:p text:style-name="P12">你可能希望，光标所在行处于屏幕的中间。这可以通过 "zz" 命令实现。</text:p>
      <text:p text:style-name="P6"/>
      <text:p text:style-name="P6"><text:soft-page-break/><text:span text:style-name="Strong_20_Emphasis"><text:span text:style-name="T8">要查找下一个匹配可以使用 "n" 命令。用下面命令查找光标后的第一个 #include： 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<text:tab/>/#include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然后输入 "n" 数次。你会移动到其后每一个 #include。如果你知道你想要的是第几个，</text:span></text:span></text:p>
      <text:p text:style-name="P6"><text:span text:style-name="Strong_20_Emphasis"><text:span text:style-name="T8">可以在这个命令前面增加计数前缀。这样，"3n" 表示移动到第三个匹配点。要注意，</text:span></text:span></text:p>
      <text:p text:style-name="P6"><text:span text:style-name="Strong_20_Emphasis"><text:span text:style-name="T8">"/" 不支持计数前缀。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"?" 命令功能与 "/" 的功能类似，但进行反方向查找： 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<text:tab/>?word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"N" 命令在反方向重复前一次查找。因此，在 "/" 命令后执行 "N" 命令是反向查找，在</text:span></text:span></text:p>
      <text:p text:style-name="P6"><text:span text:style-name="Strong_20_Emphasis"><text:span text:style-name="T8">"?" 命令后执行 "N" 命令是正向查找。</text:span></text:span></text:p>
      <text:p text:style-name="P6"/>
      <text:p text:style-name="P6"/>
      <text:p text:style-name="P6"><text:span text:style-name="Strong_20_Emphasis"><text:span text:style-name="T8">查 找 整 个 单 词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如果你输入 "/the"，你也可能找到 "there"。要找到以 "the" 结尾的单词，可以用： 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<text:tab/>/the\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"\&gt;" 是一个特殊的记号，表示只匹配单词末尾。类似地，"\&lt;" 只匹配单词的开头。</text:span></text:span></text:p>
      <text:p text:style-name="P6"><text:span text:style-name="Strong_20_Emphasis"><text:span text:style-name="T8">这样，要匹配一个完整的单词 "the"，只需： 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<text:tab/>/\&lt;the\&gt;</text:span></text:span></text:p>
      <text:p text:style-name="P6"><text:span text:style-name="Strong_20_Emphasis"><text:span text:style-name="T8"></text:span></text:span></text:p>
      <text:p text:style-name="P6"><text:span text:style-name="Strong_20_Emphasis"><text:span text:style-name="T8">这不会匹配 "there" 或者 "soothe"。注意 "*" 和 "#" 命令也使用了 "词首" 和</text:span></text:span></text:p>
      <text:p text:style-name="P6"><text:span text:style-name="Strong_20_Emphasis"><text:span text:style-name="T8">"词尾" 标记来匹配整个单词 (要部分匹配，使用 "g*" 和 "g#")</text:span></text:span></text:p>
      <text:p text:style-name="P6"/>
      <text:p text:style-name="P6"/>
      <text:p text:style-name="P7"><text:a xlink:type="simple" xlink:href="http://vim-adventures.com/"><text:span text:style-name="Strong_20_Emphasis"><text:span text:style-name="T9">http://vim-adventures.com/</text:span></text:span></text:a></text:p>
      <text:p text:style-name="P7"><text:span text:style-name="Strong_20_Emphasis"><text:span text:style-name="T9">vim小游戏</text:span></text:span></text:p>
      <text:p text:style-name="P7"/>
      <text:p text:style-name="P7"/>
      <text:p text:style-name="P8"><text:span text:style-name="Strong_20_Emphasis"><text:span text:style-name="T10">^ 字符匹配行首。在美式英文键盘上，它在数字键 6 的上面。模式 "include" 匹配一行</text:span></text:span></text:p>
      <text:p text:style-name="P8"><text:span text:style-name="Strong_20_Emphasis"><text:span text:style-name="T10">中任何位置的单词 include。而模式 "^include" 仅匹配在一行开始的 include。</text:span></text:span></text:p>
      <text:p text:style-name="P8"><text:span text:style-name="Strong_20_Emphasis"><text:span text:style-name="T10"><text:s text:c="4"/>$ 字符匹配行尾。所以，"was$" 仅匹配在行尾的单词 was。</text:span></text:span></text:p>
      <text:p text:style-name="P8"/>
      <text:p text:style-name="P9"><text:span text:style-name="Strong_20_Emphasis"><text:span text:style-name="T11">点 "." 字符匹配任何字符。</text:span></text:span></text:p>
      <text:p text:style-name="P9"/>
      <text:p text:style-name="P9"><text:span text:style-name="Strong_20_Emphasis"><text:span text:style-name="T11">而 CTRL-O 命令则跳到一个 "较老" 的地方 (提</text:span></text:span></text:p>
      <text:p text:style-name="P9"><text:span text:style-name="Strong_20_Emphasis"><text:span text:style-name="T11">示： O 表示 older)。CTRL-I 则跳到一个 "较新" 的地方 (提示：I 在键盘上紧靠着</text:span></text:span></text:p>
      <text:p text:style-name="P9"><text:span text:style-name="Strong_20_Emphasis"><text:span text:style-name="T11">O)。考虑如下命令序列： &gt;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<text:tab/>33G</text:span></text:span></text:p>
      <text:p text:style-name="P9"><text:span text:style-name="Strong_20_Emphasis"><text:span text:style-name="T11"><text:tab/>/^The</text:span></text:span></text:p>
      <text:p text:style-name="P9"><text:span text:style-name="Strong_20_Emphasis"><text:span text:style-name="T11"><text:tab/>CTRL-O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你首先跳到第 33 行，然后查找以 "The" 开头的一行，然后用 CTRL-O 你会跳回到 33 </text:span></text:span></text:p>
      <text:p text:style-name="P9"><text:span text:style-name="Strong_20_Emphasis"><text:span text:style-name="T11">行。再执行 CTRL-O 你会跳到最初的地方。现在你使用 CTRL-I，就又跳到 33 行。而再</text:span></text:span></text:p>
      <text:p text:style-name="P9"><text:span text:style-name="Strong_20_Emphasis"><text:span text:style-name="T11">用一次 CTRL-I 你又会到达找到 "The" 的地方。</text:span></text:span></text:p>
      <text:p text:style-name="P9"><text:soft-page-break/><text:span text:style-name="Strong_20_Emphasis"><text:span text:style-name="T11">备注:</text:span></text:span></text:p>
      <text:p text:style-name="P9"><text:span text:style-name="Strong_20_Emphasis"><text:span text:style-name="T11"><text:tab/>CTRL-I 的功能与 &lt;Tab&gt; 一样。</text:span></text:span></text:p>
      <text:p text:style-name="P9"/>
      <text:p text:style-name="P9"><text:span text:style-name="Strong_20_Emphasis"><text:span text:style-name="T11">Vim 允许你在文本中放置自定义的标记。命令 "ma" 用 a 标记当前的光标位置。你可以</text:span></text:span></text:p>
      <text:p text:style-name="P9"><text:span text:style-name="Strong_20_Emphasis"><text:span text:style-name="T11">在文本中使用 26 个标记 (a 到 z)。这些标记是不可见的，只是一个由 Vim 记住的位</text:span></text:span></text:p>
      <text:p text:style-name="P9"><text:span text:style-name="Strong_20_Emphasis"><text:span text:style-name="T11">置。</text:span></text:span></text:p>
      <text:p text:style-name="P9"><text:span text:style-name="Strong_20_Emphasis"><text:span text:style-name="T11"><text:s text:c="4"/>要跳到一个你定义的标记，可以使用命令 `{mark}，这里 {mark} 是指定义标记的那</text:span></text:span></text:p>
      <text:p text:style-name="P9"><text:span text:style-name="Strong_20_Emphasis"><text:span text:style-name="T11">个字母。所以，移到标记 a 的命令是： &gt;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<text:tab/>`a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命令 'mark (单引号加上一个标记) 会移到标记所在行的行首。这与 `mark 命令是不同</text:span></text:span></text:p>
      <text:p text:style-name="P9"><text:span text:style-name="Strong_20_Emphasis"><text:span text:style-name="T11">的，后者同时移到标记标记的列上。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标记在需要处理一个文件的两个相关地方的时候非常有用。假设你在处理文件末的时候需</text:span></text:span></text:p>
      <text:p text:style-name="P9"><text:span text:style-name="Strong_20_Emphasis"><text:span text:style-name="T11">要查看文件首的一些内容。</text:span></text:span></text:p>
      <text:p text:style-name="P9"><text:span text:style-name="Strong_20_Emphasis"><text:span text:style-name="T11"><text:s text:c="4"/>先移动到文件首，设置一个标记 s (start，开始)： &gt;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<text:tab/>ms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然后移动到你需要处理的地方，再设置一个标记 e (end，结束)： &gt;</text:span></text:span></text:p>
      <text:p text:style-name="P9"><text:span text:style-name="Strong_20_Emphasis"><text:span text:style-name="T11"></text:span></text:span></text:p>
      <text:p text:style-name="P9"><text:span text:style-name="Strong_20_Emphasis"><text:span text:style-name="T11"><text:tab/>me</text:span></text:span></text:p>
      <text:p text:style-name="P9"><text:span text:style-name="Strong_20_Emphasis"><text:span text:style-name="T11">&lt;</text:span></text:span></text:p>
      <text:p text:style-name="P9"/>
      <text:p text:style-name="P9"/>
      <text:p text:style-name="P10"><text:span text:style-name="Strong_20_Emphasis"><text:span text:style-name="T12">显 示 TAB 键</text:span></text:span></text:p>
      <text:p text:style-name="P10"><text:span text:style-name="Strong_20_Emphasis"><text:span text:style-name="T12"></text:span></text:span></text:p>
      <text:p text:style-name="P10"><text:span text:style-name="Strong_20_Emphasis"><text:span text:style-name="T12">文件中有 TAB 键的时候，你是看不见的。要把它显示出来：</text:span></text:span></text:p>
      <text:p text:style-name="P10"><text:span text:style-name="Strong_20_Emphasis"><text:span text:style-name="T12">&gt;</text:span></text:span></text:p>
      <text:p text:style-name="P10"><text:span text:style-name="Strong_20_Emphasis"><text:span text:style-name="T12"><text:tab/>:set list</text:span></text:span></text:p>
      <text:p text:style-name="P10"><text:span text:style-name="Strong_20_Emphasis"><text:span text:style-name="T12"></text:span></text:span></text:p>
      <text:p text:style-name="P10"><text:span text:style-name="Strong_20_Emphasis"><text:span text:style-name="T12">现在 TAB 键显示为 ^I，而 $显示在每行的结尾，以便你能找到可能会被你忽略的空白字</text:span></text:span></text:p>
      <text:p text:style-name="P10"><text:span text:style-name="Strong_20_Emphasis"><text:span text:style-name="T12">符在哪里。</text:span></text:span></text:p>
      <text:p text:style-name="P10"><text:span text:style-name="Strong_20_Emphasis"><text:span text:style-name="T12"><text:s text:c="4"/>这样做的一个缺点是在有很多 TAB 的时候看起来很丑。如果你使用一个有颜色的终</text:span></text:span></text:p>
      <text:p text:style-name="P10"><text:span text:style-name="Strong_20_Emphasis"><text:span text:style-name="T12">端，或者使用 GUI 模式，Vim 可以用高亮显示空格和 TAB。使用 'listchars' 选项：</text:span></text:span></text:p>
      <text:p text:style-name="P10"><text:span text:style-name="Strong_20_Emphasis"><text:span text:style-name="T12">&gt;</text:span></text:span></text:p>
      <text:p text:style-name="P10"><text:span text:style-name="Strong_20_Emphasis"><text:span text:style-name="T12"><text:tab/>:set listchars=tab:&gt;-,trail:-</text:span></text:span></text:p>
      <text:p text:style-name="P10"><text:span text:style-name="Strong_20_Emphasis"><text:span text:style-name="T12"></text:span></text:span></text:p>
      <text:p text:style-name="P10"><text:span text:style-name="Strong_20_Emphasis"><text:span text:style-name="T12">现在，TAB 会被显示成 "&gt;---" ("-" 的个数不定) 而行尾多余的空白字符显示成 "-"。</text:span></text:span></text:p>
      <text:p text:style-name="P11"><text:span text:style-name="Strong_20_Emphasis"><text:span text:style-name="T12">看起来好多了，是吧？</text:span></text:span></text:p>
      <text:p text:style-name="P11"/>
      <text:p text:style-name="P11"/>
      <text:p text:style-name="P11"><text:span text:style-name="Strong_20_Emphasis"><text:span text:style-name="T13">/usr/share/vim/vim74</text:span></text:span><text:span text:style-name="Strong_20_Emphasis"><text:span text:style-name="T12">/</text:span></text:span><text:span text:style-name="Strong_20_Emphasis"><text:span text:style-name="T13">vimrc_example.vim为标准vim可以用来替换</text:span></text:span><text:span text:style-name="Strong_20_Emphasis"><text:span text:style-name="T14">~/.vimr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0:58:13.482900752</meta:creation-date>
    <dc:date>2016-01-22T15:57:30.871133855</dc:date>
    <meta:editing-duration>P2DT4H58M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59" meta:word-count="1959" meta:character-count="3977" meta:non-whitespace-character-count="3101"/>
  </office:meta>
</office:document-meta>
</file>